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4cd7d5" fo:border="0.06pt solid #000000"/>
    </style:style>
    <style:style style:name="ce3" style:family="table-cell" style:parent-style-name="Default">
      <style:table-cell-properties fo:background-color="#4cd7d5"/>
    </style:style>
  </office:automatic-styles>
  <office:body>
    <office:spreadsheet>
      <table:calculation-settings table:automatic-find-labels="false" table:use-regular-expressions="false" table:use-wildcards="true"/>
      <table:table table:name="slate_metri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7" table:number-columns-repeated="1015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  <table:table-cell office:value-type="string" calcext:value-type="string">
            <text:p>mean_metric</text:p>
          </table:table-cell>
          <table:table-cell office:value-type="string" calcext:value-type="string">
            <text:p>min_or_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D_exp64</text:p>
          </table:table-cell>
          <table:table-cell table:style-name="ce2" office:value-type="float" office:value="0.013347835370237" calcext:value-type="float">
            <text:p>0.013347835370237</text:p>
          </table:table-cell>
          <table:table-cell table:style-name="ce2" office:value-type="float" office:value="0.0157661377136674" calcext:value-type="float">
            <text:p>0.015766137713668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D_exp8</text:p>
          </table:table-cell>
          <table:table-cell office:value-type="float" office:value="0.0183237501599438" calcext:value-type="float">
            <text:p>0.018323750159944</text:p>
          </table:table-cell>
          <table:table-cell office:value-type="float" office:value="0.0157661377136674" calcext:value-type="float">
            <text:p>0.015766137713668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6_I_exp32</text:p>
          </table:table-cell>
          <table:table-cell table:style-name="ce2" office:value-type="float" office:value="0.0248497540830817" calcext:value-type="float">
            <text:p>0.024849754083082</text:p>
          </table:table-cell>
          <table:table-cell table:style-name="ce2" office:value-type="float" office:value="0.0304122277163415" calcext:value-type="float">
            <text:p>0.030412227716342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I_exp8</text:p>
          </table:table-cell>
          <table:table-cell office:value-type="float" office:value="0.0375268320802546" calcext:value-type="float">
            <text:p>0.037526832080255</text:p>
          </table:table-cell>
          <table:table-cell office:value-type="float" office:value="0.0304122277163415" calcext:value-type="float">
            <text:p>0.030412227716342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C_exp64</text:p>
          </table:table-cell>
          <table:table-cell table:style-name="ce2" office:value-type="float" office:value="0.0130222619524555" calcext:value-type="float">
            <text:p>0.013022261952456</text:p>
          </table:table-cell>
          <table:table-cell table:style-name="ce2" office:value-type="float" office:value="0.0155424596021395" calcext:value-type="float">
            <text:p>0.01554245960214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_exp8</text:p>
          </table:table-cell>
          <table:table-cell office:value-type="float" office:value="0.0180503297831115" calcext:value-type="float">
            <text:p>0.018050329783112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F_exp64</text:p>
          </table:table-cell>
          <table:table-cell table:style-name="ce2" office:value-type="float" office:value="0.0131900817786375" calcext:value-type="float">
            <text:p>0.013190081778638</text:p>
          </table:table-cell>
          <table:table-cell table:style-name="ce2" office:value-type="float" office:value="0.015793689591138" calcext:value-type="float">
            <text:p>0.015793689591138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F_exp32</text:p>
          </table:table-cell>
          <table:table-cell office:value-type="float" office:value="0.0185943794187212" calcext:value-type="float">
            <text:p>0.018594379418721</text:p>
          </table:table-cell>
          <table:table-cell office:value-type="float" office:value="0.015793689591138" calcext:value-type="float">
            <text:p>0.015793689591138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Q_exp64</text:p>
          </table:table-cell>
          <table:table-cell table:style-name="ce2" office:value-type="float" office:value="0.013184481020794" calcext:value-type="float">
            <text:p>0.013184481020794</text:p>
          </table:table-cell>
          <table:table-cell table:style-name="ce2" office:value-type="float" office:value="0.0156283777503652" calcext:value-type="float">
            <text:p>0.015628377750365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Q_exp8</text:p>
          </table:table-cell>
          <table:table-cell office:value-type="float" office:value="0.0180709652221677" calcext:value-type="float">
            <text:p>0.018070965222168</text:p>
          </table:table-cell>
          <table:table-cell office:value-type="float" office:value="0.0156283777503652" calcext:value-type="float">
            <text:p>0.015628377750365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AA_exp64</text:p>
          </table:table-cell>
          <table:table-cell table:style-name="ce2" office:value-type="float" office:value="0.0130756783731389" calcext:value-type="float">
            <text:p>0.013075678373139</text:p>
          </table:table-cell>
          <table:table-cell table:style-name="ce2" office:value-type="float" office:value="0.0156046641683072" calcext:value-type="float">
            <text:p>0.015604664168307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AA_exp8</text:p>
          </table:table-cell>
          <table:table-cell office:value-type="float" office:value="0.0179893639669464" calcext:value-type="float">
            <text:p>0.017989363966946</text:p>
          </table:table-cell>
          <table:table-cell office:value-type="float" office:value="0.0156046641683072" calcext:value-type="float">
            <text:p>0.015604664168307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B_exp32</text:p>
          </table:table-cell>
          <table:table-cell table:style-name="ce2" office:value-type="float" office:value="0.0126721984172088" calcext:value-type="float">
            <text:p>0.012672198417209</text:p>
          </table:table-cell>
          <table:table-cell table:style-name="ce2" office:value-type="float" office:value="0.0153141995892671" calcext:value-type="float">
            <text:p>0.015314199589267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B_exp8</text:p>
          </table:table-cell>
          <table:table-cell office:value-type="float" office:value="0.0179875297338198" calcext:value-type="float">
            <text:p>0.01798752973382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J_exp32</text:p>
          </table:table-cell>
          <table:table-cell table:style-name="ce2" office:value-type="float" office:value="0.0134172933800012" calcext:value-type="float">
            <text:p>0.013417293380001</text:p>
          </table:table-cell>
          <table:table-cell table:style-name="ce2" office:value-type="float" office:value="0.016054946377404" calcext:value-type="float">
            <text:p>0.016054946377404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J_exp8</text:p>
          </table:table-cell>
          <table:table-cell office:value-type="float" office:value="0.0185406655385092" calcext:value-type="float">
            <text:p>0.018540665538509</text:p>
          </table:table-cell>
          <table:table-cell office:value-type="float" office:value="0.016054946377404" calcext:value-type="float">
            <text:p>0.016054946377404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M_exp64</text:p>
          </table:table-cell>
          <table:table-cell table:style-name="ce2" office:value-type="float" office:value="0.0129821578833903" calcext:value-type="float">
            <text:p>0.01298215788339</text:p>
          </table:table-cell>
          <table:table-cell table:style-name="ce2" office:value-type="float" office:value="0.0155334957946609" calcext:value-type="float">
            <text:p>0.015533495794661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M_exp8</text:p>
          </table:table-cell>
          <table:table-cell office:value-type="float" office:value="0.0180721496361081" calcext:value-type="float">
            <text:p>0.018072149636108</text:p>
          </table:table-cell>
          <table:table-cell office:value-type="float" office:value="0.0155334957946609" calcext:value-type="float">
            <text:p>0.015533495794661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V_exp64</text:p>
          </table:table-cell>
          <table:table-cell table:style-name="ce2" office:value-type="float" office:value="0.013385087492292" calcext:value-type="float">
            <text:p>0.013385087492292</text:p>
          </table:table-cell>
          <table:table-cell table:style-name="ce2" office:value-type="float" office:value="0.0160864820019483" calcext:value-type="float">
            <text:p>0.016086482001948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V_exp8</text:p>
          </table:table-cell>
          <table:table-cell office:value-type="float" office:value="0.0185047873523104" calcext:value-type="float">
            <text:p>0.01850478735231</text:p>
          </table:table-cell>
          <table:table-cell office:value-type="float" office:value="0.0160864820019483" calcext:value-type="float">
            <text:p>0.016086482001948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A_exp64</text:p>
          </table:table-cell>
          <table:table-cell table:style-name="ce2" office:value-type="float" office:value="0.0124157350510359" calcext:value-type="float">
            <text:p>0.012415735051036</text:p>
          </table:table-cell>
          <table:table-cell table:style-name="ce2" office:value-type="float" office:value="0.01516588164183" calcext:value-type="float">
            <text:p>0.01516588164183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A_exp64</text:p>
          </table:table-cell>
          <table:table-cell office:value-type="float" office:value="0.0180857814848423" calcext:value-type="float">
            <text:p>0.018085781484842</text:p>
          </table:table-cell>
          <table:table-cell office:value-type="float" office:value="0.01516588164183" calcext:value-type="float">
            <text:p>0.01516588164183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G_exp32</text:p>
          </table:table-cell>
          <table:table-cell table:style-name="ce2" office:value-type="float" office:value="0.012514989823103" calcext:value-type="float">
            <text:p>0.012514989823103</text:p>
          </table:table-cell>
          <table:table-cell table:style-name="ce2" office:value-type="float" office:value="0.01540652429685" calcext:value-type="float">
            <text:p>0.01540652429685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G_exp8</text:p>
          </table:table-cell>
          <table:table-cell office:value-type="float" office:value="0.0184834767132998" calcext:value-type="float">
            <text:p>0.0184834767133</text:p>
          </table:table-cell>
          <table:table-cell office:value-type="float" office:value="0.01540652429685" calcext:value-type="float">
            <text:p>0.01540652429685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N_exp64</text:p>
          </table:table-cell>
          <table:table-cell table:style-name="ce2" office:value-type="float" office:value="0.0124354781582952" calcext:value-type="float">
            <text:p>0.012435478158295</text:p>
          </table:table-cell>
          <table:table-cell table:style-name="ce2" office:value-type="float" office:value="0.0151460804821303" calcext:value-type="float">
            <text:p>0.01514608048213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N_exp8</text:p>
          </table:table-cell>
          <table:table-cell office:value-type="float" office:value="0.0178519301116467" calcext:value-type="float">
            <text:p>0.017851930111647</text:p>
          </table:table-cell>
          <table:table-cell office:value-type="float" office:value="0.0151460804821303" calcext:value-type="float">
            <text:p>0.01514608048213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T_exp64</text:p>
          </table:table-cell>
          <table:table-cell table:style-name="ce2" office:value-type="float" office:value="0.012541089206934" calcext:value-type="float">
            <text:p>0.012541089206934</text:p>
          </table:table-cell>
          <table:table-cell table:style-name="ce2" office:value-type="float" office:value="0.0154938329942524" calcext:value-type="float">
            <text:p>0.015493832994253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T_exp32</text:p>
          </table:table-cell>
          <table:table-cell office:value-type="float" office:value="0.0182790383696556" calcext:value-type="float">
            <text:p>0.018279038369656</text:p>
          </table:table-cell>
          <table:table-cell office:value-type="float" office:value="0.0154938329942524" calcext:value-type="float">
            <text:p>0.015493832994253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W_exp64</text:p>
          </table:table-cell>
          <table:table-cell table:style-name="ce2" office:value-type="float" office:value="0.0124332392588258" calcext:value-type="float">
            <text:p>0.012433239258826</text:p>
          </table:table-cell>
          <table:table-cell table:style-name="ce2" office:value-type="float" office:value="0.0152778978614757" calcext:value-type="float">
            <text:p>0.015277897861476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W_exp64</text:p>
          </table:table-cell>
          <table:table-cell office:value-type="float" office:value="0.0177659746259451" calcext:value-type="float">
            <text:p>0.017765974625945</text:p>
          </table:table-cell>
          <table:table-cell office:value-type="float" office:value="0.0152778978614757" calcext:value-type="float">
            <text:p>0.015277897861476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Y_exp64</text:p>
          </table:table-cell>
          <table:table-cell table:style-name="ce2" office:value-type="float" office:value="0.0124499974772334" calcext:value-type="float">
            <text:p>0.012449997477234</text:p>
          </table:table-cell>
          <table:table-cell table:style-name="ce2" office:value-type="float" office:value="0.0152369413214425" calcext:value-type="float">
            <text:p>0.015236941321443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Y_exp32</text:p>
          </table:table-cell>
          <table:table-cell office:value-type="float" office:value="0.017956430092454" calcext:value-type="float">
            <text:p>0.017956430092454</text:p>
          </table:table-cell>
          <table:table-cell office:value-type="float" office:value="0.0152369413214425" calcext:value-type="float">
            <text:p>0.015236941321443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AB_exp64</text:p>
          </table:table-cell>
          <table:table-cell table:style-name="ce2" office:value-type="float" office:value="0.0125084985047579" calcext:value-type="float">
            <text:p>0.012508498504758</text:p>
          </table:table-cell>
          <table:table-cell table:style-name="ce2" office:value-type="float" office:value="0.0152692225916932" calcext:value-type="float">
            <text:p>0.015269222591693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AB_exp32</text:p>
          </table:table-cell>
          <table:table-cell office:value-type="float" office:value="0.0180922951549292" calcext:value-type="float">
            <text:p>0.018092295154929</text:p>
          </table:table-cell>
          <table:table-cell office:value-type="float" office:value="0.0152692225916932" calcext:value-type="float">
            <text:p>0.015269222591693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_AD_exp64</text:p>
          </table:table-cell>
          <table:table-cell table:style-name="ce2" office:value-type="float" office:value="0.0125162685289979" calcext:value-type="float">
            <text:p>0.012516268528998</text:p>
          </table:table-cell>
          <table:table-cell table:style-name="ce2" office:value-type="float" office:value="0.0156561797484756" calcext:value-type="float">
            <text:p>0.015656179748476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AD_exp8</text:p>
          </table:table-cell>
          <table:table-cell office:value-type="float" office:value="0.0187996029853821" calcext:value-type="float">
            <text:p>0.018799602985382</text:p>
          </table:table-cell>
          <table:table-cell office:value-type="float" office:value="0.0156561797484756" calcext:value-type="float">
            <text:p>0.015656179748476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8T14:44:44.451780393</dc:date>
    <meta:editing-duration>PT10M11S</meta:editing-duration>
    <meta:editing-cycles>1</meta:editing-cycles>
    <meta:document-statistic meta:table-count="1" meta:cell-count="295" meta:object-count="0"/>
    <meta:generator>LibreOffice/6.0.7.3$Linux_X86_64 LibreOffice_project/00m0$Build-3</meta:generator>
  </office:meta>
</office:document-meta>
</file>